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Arial Black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54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IC: The process of <text:span text:style-name="T1">continuous improvement</text:span></text:p>
      <text:p text:style-name="Standard">DATE: <text:s/>May 26 2023</text:p>
      <text:p text:style-name="Standard">ABSTRACT: The concept lifelong learning‌‍‌, mentality towards work and life, Seeking adventure, Loving the pain</text:p>
      <text:p text:style-name="Standard"/>
      <text:p text:style-name="Standard"/>
      <text:h text:style-name="P1" text:outline-level="1">𝗧𝗵𝗲 𝗽𝗿𝗼𝗰𝗲𝘀𝘀 𝗼𝗳 <text:span text:style-name="T1">continuous improvement</text:span></text:h>
      <text:p text:style-name="P2"/>
      <text:p text:style-name="Standard"><text:s text:c="4"/><text:span text:style-name="T1">Constantly improving at</text:span> something is hard. It requires hours of focus, filled with deliberate practice. It still may not yield results. It will drain the mind. It will crush <text:span text:style-name="T1">your</text:span> soul. But given due time with consistent effort, the day will come when every drop of sweat and blood you shed <text:span text:style-name="T1">will turn your work into an art. It will not be easy. It will not be fast. It will certainly not be a 6-minute abs. But it will be beautifu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1:36:46.822624553</dc:date>
    <meta:editing-duration>PT11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11" meta:character-count="642" meta:non-whitespace-character-count="531"/>
  </office:meta>
</office:document-meta>
</file>